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ACLs — When and How</text:p>
          </draw:text-box>
        </draw:frame>
        <draw:frame draw:style-name="TransBox" svg:width="31.8700cm" svg:height="3.5000cm" svg:x="1.0000cm" svg:y="8.8000cm">
          <draw:text-box>
            <text:p text:style-name="PBody">Standard Unix permissions give you three permission sets: user, group, other. Access Control Lists (ACLs) extend this by letting you grant permissions to any number of specific users or groups on a single file or dire…</text:p>
          </draw:text-box>
        </draw:frame>
        <draw:frame draw:style-name="TransBox" svg:width="31.8700cm" svg:height="1.0000cm" svg:x="1.0000cm" svg:y="17.8000cm">
          <draw:text-box>
            <text:p text:style-name="PFooter">02-foundations/06-acl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When to use ACLs</text:p>
            <text:p text:style-name="PBullet">▶  Check if ACLs are supported</text:p>
            <text:p text:style-name="PBullet">▶  Install ACL tools</text:p>
            <text:p text:style-name="PBullet">▶  View ACLs — getfacl</text:p>
            <text:p text:style-name="PBullet">▶  Set ACLs — setfacl</text:p>
            <text:p text:style-name="PBullet">▶  Remove ACLs</text:p>
            <text:p text:style-name="PBullet">▶  The ACL mask</text:p>
            <text:p text:style-name="PBullet">▶  Preserve ACLs when copyin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en to use ACLs</text:p>
          </draw:text-box>
        </draw:frame>
        <draw:frame draw:style-name="TransBox" svg:width="31.8700cm" svg:height="13.5500cm" svg:x="1.0000cm" svg:y="4.0000cm">
          <draw:text-box>
            <text:p text:style-name="PBullet">• Use ACLs when standard permissions are not expressive enough. Examples:</text:p>
            <text:p text:style-name="PBullet">• A shared project directory where two separate groups each need different access</text:p>
            <text:p text:style-name="PBullet">• Grant one specific user read access to a file without changing group ownership</text:p>
            <text:p text:style-name="PBullet">• Set default permissions so all new files in a directory inherit the right ACLs</text:p>
            <text:p text:style-name="PBullet">• 💡 ACLs don't replace standard permissions</text:p>
            <text:p text:style-name="PBullet">• ACLs augment standard Unix permissions. The effective permission for a user</text:p>
            <text:p text:style-name="PBullet">• is the most specific match (user ACL &gt; group ACL &gt; other). When an ACL</text:p>
            <text:p text:style-name="PBullet">• is present, a mask also applies — see below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if ACLs are supported</text:p>
          </draw:text-box>
        </draw:frame>
        <draw:frame draw:style-name="TransBox" svg:width="15.7350cm" svg:height="13.5500cm" svg:x="1.0000cm" svg:y="4.0000cm">
          <draw:text-box>
            <text:p text:style-name="PBullet">• XFS (the default filesystem on RHEL) supports ACLs natively. No mount options</text:p>
            <text:p text:style-name="PBullet">• needed.</text:p>
          </draw:text-box>
        </draw:frame>
        <draw:frame draw:style-name="CodeBox" svg:width="15.7350cm" svg:height="13.5500cm" svg:x="17.1350cm" svg:y="4.0000cm">
          <draw:text-box>
            <text:p text:style-name="PCode">tune2fs -l /dev/vda1 2&gt;/dev/null | grep "Default mount" || echo "XFS - ACLs native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 ACL tools</text:p>
          </draw:text-box>
        </draw:frame>
        <draw:frame draw:style-name="CodeBox" svg:width="31.8700cm" svg:height="13.5500cm" svg:x="1.0000cm" svg:y="4.0000cm">
          <draw:text-box>
            <text:p text:style-name="PCode">sudo dnf install -y ac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 ACLs — getfacl</text:p>
          </draw:text-box>
        </draw:frame>
        <draw:frame draw:style-name="TransBox" svg:width="15.7350cm" svg:height="13.5500cm" svg:x="1.0000cm" svg:y="4.0000cm">
          <draw:text-box>
            <text:p text:style-name="PBullet">• A file with no ACLs set shows:</text:p>
            <text:p text:style-name="PBullet">• A file with ACLs set shows extra user: or group: lines plus a mask::.</text:p>
          </draw:text-box>
        </draw:frame>
        <draw:frame draw:style-name="CodeBox" svg:width="15.7350cm" svg:height="13.5500cm" svg:x="17.1350cm" svg:y="4.0000cm">
          <draw:text-box>
            <text:p text:style-name="PCode">getfacl /srv/project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 ACLs — getfacl (cont.)</text:p>
          </draw:text-box>
        </draw:frame>
        <draw:frame draw:style-name="CodeBox" svg:width="31.8700cm" svg:height="13.5500cm" svg:x="1.0000cm" svg:y="4.0000cm">
          <draw:text-box>
            <text:p text:style-name="PCode"># file: project/
# owner: root
# group: developers
user::rwx
group::rwx
other::r-x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t ACLs — setfacl</text:p>
          </draw:text-box>
        </draw:frame>
        <draw:frame draw:style-name="CodeBox" svg:width="31.8700cm" svg:height="13.5500cm" svg:x="1.0000cm" svg:y="4.0000cm">
          <draw:text-box>
            <text:p text:style-name="PCode"># Grant user alice read+write on a file
setfacl -m u:alice:rw /srv/project/report.txt

# Grant group qa read-only on a directory
setfacl -m g:qa:r-x /srv/project/

# Set a default ACL (applies to newly created files inside the dir)
setfacl -m d:u:alice:rw /srv/project/

# Recursive — apply to directory and all existing contents
setfacl -R -m u:alice:rw /srv/project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move ACLs</text:p>
          </draw:text-box>
        </draw:frame>
        <draw:frame draw:style-name="CodeBox" svg:width="31.8700cm" svg:height="13.5500cm" svg:x="1.0000cm" svg:y="4.0000cm">
          <draw:text-box>
            <text:p text:style-name="PCode"># Remove a specific user ACL
setfacl -x u:alice /srv/project/report.txt

# Remove all ACLs (reverts to standard permissions)
setfacl -b /srv/project/report.tx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ACL mask</text:p>
          </draw:text-box>
        </draw:frame>
        <draw:frame draw:style-name="TransBox" svg:width="15.7350cm" svg:height="13.5500cm" svg:x="1.0000cm" svg:y="4.0000cm">
          <draw:text-box>
            <text:p text:style-name="PBullet">• The mask limits the maximum effective permissions for named users and groups</text:p>
            <text:p text:style-name="PBullet">• (not the owning user or other). It is recalculated automatically when you set</text:p>
            <text:p text:style-name="PBullet">• ACLs.</text:p>
          </draw:text-box>
        </draw:frame>
        <draw:frame draw:style-name="CodeBox" svg:width="15.7350cm" svg:height="13.5500cm" svg:x="17.1350cm" svg:y="4.0000cm">
          <draw:text-box>
            <text:p text:style-name="PCode"># Force the mask to a specific value
setfacl -m mask::r-x /srv/project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serve ACLs when copying</text:p>
          </draw:text-box>
        </draw:frame>
        <draw:frame draw:style-name="TransBox" svg:width="15.7350cm" svg:height="13.5500cm" svg:x="1.0000cm" svg:y="4.0000cm">
          <draw:text-box>
            <text:p text:style-name="PBullet">• Standard cp does not copy ACLs by default:</text:p>
            <text:p text:style-name="PBullet">• rsync with -A flag preserves ACLs:</text:p>
          </draw:text-box>
        </draw:frame>
        <draw:frame draw:style-name="CodeBox" svg:width="15.7350cm" svg:height="13.5500cm" svg:x="17.1350cm" svg:y="4.0000cm">
          <draw:text-box>
            <text:p text:style-name="PCode"># Copy and preserve ACLs
cp -a source/ destination/

# Or explicitly
cp --preserve=all source/ destination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serve ACLs when copying (cont.)</text:p>
          </draw:text-box>
        </draw:frame>
        <draw:frame draw:style-name="CodeBox" svg:width="31.8700cm" svg:height="13.5500cm" svg:x="1.0000cm" svg:y="4.0000cm">
          <draw:text-box>
            <text:p text:style-name="PCode">rsync -aA /srv/project/ /backup/project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CLs — When and How</text:p>
          </draw:text-box>
        </draw:frame>
        <draw:frame draw:style-name="TransBox" svg:width="31.8700cm" svg:height="13.5500cm" svg:x="1.0000cm" svg:y="4.0000cm">
          <draw:text-box>
            <text:p text:style-name="PBullet">✓  When to use ACLs: Use ACLs when standard permissions are not expressive enough. Examples:</text:p>
            <text:p text:style-name="PBullet">✓  Check if ACLs are supported: XFS (the default filesystem on RHEL) supports ACLs natively. No mount options</text:p>
            <text:p text:style-name="PBullet">✓  Install ACL tools</text:p>
            <text:p text:style-name="PBullet">✓  View ACLs — getfacl: A file with no ACLs set shows:</text:p>
            <text:p text:style-name="PBullet">✓  Set ACLs — setfacl</text:p>
            <text:p text:style-name="PBullet">✓  Remove ACLs</text:p>
            <text:p text:style-name="PBullet">✓  The ACL mask: The mask limits the maximum effective permissions for named users and group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